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f787f" officeooo:paragraph-rsid="001f787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fo:font-weight="bold" officeooo:rsid="001f787f" officeooo:paragraph-rsid="001f787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fo:font-weight="bold" officeooo:rsid="0021ee85" officeooo:paragraph-rsid="0021ee8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fo:font-weight="bold" officeooo:rsid="0021ee85" officeooo:paragraph-rsid="0021ee8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fo:font-weight="bold" officeooo:rsid="00206d7b" officeooo:paragraph-rsid="0021ee8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f787f" officeooo:paragraph-rsid="00206d7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f787f" officeooo:paragraph-rsid="0047e5d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fd0f8" officeooo:paragraph-rsid="001fd0f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fd0f8" officeooo:paragraph-rsid="003138f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fd0f8" officeooo:paragraph-rsid="0058b6a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06d7b" officeooo:paragraph-rsid="00206d7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06d7b" officeooo:paragraph-rsid="003138f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06d7b" officeooo:paragraph-rsid="0031596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1ee85" officeooo:paragraph-rsid="0021ee8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1ee85" officeooo:paragraph-rsid="0026204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4pt" fo:font-weight="normal" officeooo:paragraph-rsid="003a5b6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4pt" fo:font-weight="normal" officeooo:paragraph-rsid="003fc24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4pt" fo:font-weight="normal" officeooo:paragraph-rsid="00578b8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3958d" officeooo:paragraph-rsid="0023958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fd0f8" officeooo:paragraph-rsid="00206d7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fd0f8" officeooo:paragraph-rsid="0047e5d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fd0f8" officeooo:paragraph-rsid="0058b6a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1f787f" officeooo:paragraph-rsid="001f787f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line-through-style="solid" style:text-line-through-type="single" style:font-name="Liberation Sans" fo:font-size="14pt" fo:font-weight="normal" officeooo:rsid="001f787f" officeooo:paragraph-rsid="001f787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solid" style:text-line-through-type="single" style:font-name="Liberation Sans" fo:font-size="12pt" fo:font-weight="normal" officeooo:rsid="001f787f" officeooo:paragraph-rsid="001f787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solid" style:text-line-through-type="single" style:font-name="Liberation Sans" fo:font-size="12pt" fo:font-weight="normal" officeooo:rsid="0028a8f4" officeooo:paragraph-rsid="0028a8f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1f787f" officeooo:paragraph-rsid="001f787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1f787f" officeooo:paragraph-rsid="004f16f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1f787f" officeooo:paragraph-rsid="0058b6a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26b34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34eb1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3a5b6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3c19f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3dd994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4f16f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4ff21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51b5e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38c7e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55c47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577fd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578b8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5797d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1ee85" officeooo:paragraph-rsid="0058b6a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980d9" officeooo:paragraph-rsid="002980d9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06d7b" officeooo:paragraph-rsid="003656b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06d7b" officeooo:paragraph-rsid="003dd99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06d7b" officeooo:paragraph-rsid="003ebc0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06d7b" officeooo:paragraph-rsid="004ff213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06d7b" officeooo:paragraph-rsid="003fc24a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b3307" officeooo:paragraph-rsid="002b330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b3307" officeooo:paragraph-rsid="0038c7e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b3307" officeooo:paragraph-rsid="003dd994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b3307" officeooo:paragraph-rsid="003fc24a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b3307" officeooo:paragraph-rsid="004ff213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b3307" officeooo:paragraph-rsid="0055c470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b3307" officeooo:paragraph-rsid="00578b8d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2b3307" officeooo:paragraph-rsid="0058b6a4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3c19f4" officeooo:paragraph-rsid="003c19f4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3dd994" officeooo:paragraph-rsid="003ebc01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4f16f9" officeooo:paragraph-rsid="004f16f9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4ff213" officeooo:paragraph-rsid="004ff213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577fda" officeooo:paragraph-rsid="00577fda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578b8d" officeooo:paragraph-rsid="00578b8d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578b8d" officeooo:paragraph-rsid="0058b6a4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5797df" officeooo:paragraph-rsid="005797df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5797df" officeooo:paragraph-rsid="0058b6a4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bold" officeooo:rsid="0028a8f4" officeooo:paragraph-rsid="0028a8f4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bold" officeooo:rsid="002b3307" officeooo:paragraph-rsid="002b3307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bold" officeooo:rsid="002b3307" officeooo:paragraph-rsid="0038c7e5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bold" officeooo:rsid="002b3307" officeooo:paragraph-rsid="003dd994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bold" officeooo:rsid="002b3307" officeooo:paragraph-rsid="003fc24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paragraph-rsid="004d308e"/>
    </style:style>
    <style:style style:name="P76" style:family="paragraph" style:parent-style-name="Standard">
      <style:paragraph-properties fo:text-align="start" style:justify-single-word="false"/>
      <style:text-properties officeooo:paragraph-rsid="004f16f9"/>
    </style:style>
    <style:style style:name="P77" style:family="paragraph" style:parent-style-name="Standard">
      <style:paragraph-properties fo:text-align="start" style:justify-single-word="false"/>
      <style:text-properties officeooo:rsid="004d308e" officeooo:paragraph-rsid="004d308e"/>
    </style:style>
    <style:style style:name="P78" style:family="paragraph" style:parent-style-name="Standard">
      <style:paragraph-properties fo:text-align="start" style:justify-single-word="false"/>
      <style:text-properties style:font-name="LiberationSans" fo:font-size="14pt" fo:font-weight="normal" officeooo:rsid="00206d7b" officeooo:paragraph-rsid="0058b6a4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06d7b" officeooo:paragraph-rsid="00206d7b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4f16f9" officeooo:paragraph-rsid="0058b6a4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1ee85" officeooo:paragraph-rsid="004d308e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3958d" officeooo:paragraph-rsid="004d308e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4d308e" officeooo:paragraph-rsid="0058b6a4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4d308e" officeooo:paragraph-rsid="004d308e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4d308e" officeooo:paragraph-rsid="004f16f9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578b8d" officeooo:paragraph-rsid="0058b6a4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ans" fo:font-size="14pt" fo:font-weight="bold" officeooo:rsid="00206d7b" officeooo:paragraph-rsid="0021ee85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4d308e" officeooo:paragraph-rsid="0058b6a4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4ff213" officeooo:paragraph-rsid="0058b6a4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4ff213" officeooo:paragraph-rsid="0055c470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4pt" fo:font-weight="normal" officeooo:rsid="0055c470" officeooo:paragraph-rsid="0058b6a4" style:font-size-asian="14pt" style:font-weight-asian="normal" style:font-size-complex="14pt" style:font-weight-complex="normal"/>
    </style:style>
    <style:style style:name="T1" style:family="text">
      <style:text-properties officeooo:rsid="001f787f"/>
    </style:style>
    <style:style style:name="T2" style:family="text">
      <style:text-properties style:font-name="LiberationSans"/>
    </style:style>
    <style:style style:name="T3" style:family="text">
      <style:text-properties style:font-name="LiberationSans" officeooo:rsid="004bb35b"/>
    </style:style>
    <style:style style:name="T4" style:family="text">
      <style:text-properties style:font-name="LiberationSans" officeooo:rsid="00536f27"/>
    </style:style>
    <style:style style:name="T5" style:family="text">
      <style:text-properties style:font-name="LiberationSans" style:font-size-asian="14pt"/>
    </style:style>
    <style:style style:name="T6" style:family="text">
      <style:text-properties style:font-name="LiberationSans" officeooo:rsid="00206d7b" style:font-size-asian="14pt"/>
    </style:style>
    <style:style style:name="T7" style:family="text">
      <style:text-properties style:font-size-asian="14pt"/>
    </style:style>
    <style:style style:name="T8" style:family="text">
      <style:text-properties officeooo:rsid="001f787f" style:font-size-asian="14pt"/>
    </style:style>
    <style:style style:name="T9" style:family="text">
      <style:text-properties officeooo:rsid="00206d7b" style:font-size-asian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f787f"/>
    </style:style>
    <style:style style:name="T12" style:family="text">
      <style:text-properties style:text-underline-style="solid" style:text-underline-width="auto" style:text-underline-color="font-color" officeooo:rsid="001f787f" style:font-size-asian="14pt"/>
    </style:style>
    <style:style style:name="T13" style:family="text">
      <style:text-properties style:text-underline-style="solid" style:text-underline-width="auto" style:text-underline-color="font-color" officeooo:rsid="002b3307"/>
    </style:style>
    <style:style style:name="T14" style:family="text">
      <style:text-properties style:text-underline-style="solid" style:text-underline-width="auto" style:text-underline-color="font-color" officeooo:rsid="00577fda"/>
    </style:style>
    <style:style style:name="T15" style:family="text">
      <style:text-properties style:text-underline-style="solid" style:text-underline-width="auto" style:text-underline-color="font-color" officeooo:rsid="005c6497"/>
    </style:style>
    <style:style style:name="T16" style:family="text">
      <style:text-properties officeooo:rsid="00206d7b"/>
    </style:style>
    <style:style style:name="T17" style:family="text">
      <style:text-properties officeooo:rsid="0021ee85"/>
    </style:style>
    <style:style style:name="T18" style:family="text">
      <style:text-properties officeooo:rsid="0023958d"/>
    </style:style>
    <style:style style:name="T19" style:family="text">
      <style:text-properties style:text-underline-style="none" officeooo:rsid="002b3307"/>
    </style:style>
    <style:style style:name="T20" style:family="text">
      <style:text-properties officeooo:rsid="002592d3"/>
    </style:style>
    <style:style style:name="T21" style:family="text">
      <style:text-properties officeooo:rsid="0026b349"/>
    </style:style>
    <style:style style:name="T22" style:family="text">
      <style:text-properties officeooo:rsid="002b3307"/>
    </style:style>
    <style:style style:name="T23" style:family="text">
      <style:text-properties officeooo:rsid="002d0b74"/>
    </style:style>
    <style:style style:name="T24" style:family="text">
      <style:text-properties officeooo:rsid="003138fc"/>
    </style:style>
    <style:style style:name="T25" style:family="text">
      <style:text-properties officeooo:rsid="001fd0f8"/>
    </style:style>
    <style:style style:name="T26" style:family="text">
      <style:text-properties style:text-line-through-style="none" style:text-line-through-type="none" style:text-underline-style="solid" style:text-underline-width="auto" style:text-underline-color="font-color" officeooo:rsid="002b3307"/>
    </style:style>
    <style:style style:name="T27" style:family="text">
      <style:text-properties style:text-line-through-style="none" style:text-line-through-type="none" officeooo:rsid="002b3307"/>
    </style:style>
    <style:style style:name="T28" style:family="text">
      <style:text-properties officeooo:rsid="0038c7e5"/>
    </style:style>
    <style:style style:name="T29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Liberation Sans" fo:font-size="14pt" fo:font-weight="normal" officeooo:rsid="0021ee85" style:font-size-asian="14pt" style:font-weight-asian="normal" style:font-size-complex="14pt" style:font-weight-complex="normal"/>
    </style:style>
    <style:style style:name="T31" style:family="text">
      <style:text-properties style:font-name="Liberation Sans" fo:font-size="14pt" fo:font-weight="normal" officeooo:rsid="004d308e" style:font-size-asian="14pt" style:font-weight-asian="normal" style:font-size-complex="14pt" style:font-weight-complex="normal"/>
    </style:style>
    <style:style style:name="T32" style:family="text">
      <style:text-properties style:font-name="Liberation Sans" fo:font-size="14pt" fo:font-weight="normal" officeooo:rsid="0023958d" style:font-size-asian="14pt" style:font-weight-asian="normal" style:font-size-complex="14pt" style:font-weight-complex="normal"/>
    </style:style>
    <style:style style:name="T33" style:family="text">
      <style:text-properties style:font-name="Liberation Sans" fo:font-size="14pt" fo:font-weight="normal" officeooo:rsid="0026204b" style:font-size-asian="14pt" style:font-weight-asian="normal" style:font-size-complex="14pt" style:font-weight-complex="normal"/>
    </style:style>
    <style:style style:name="T34" style:family="text">
      <style:text-properties style:font-name="Liberation Sans" fo:font-size="14pt" fo:font-weight="normal" officeooo:rsid="00536f27" style:font-size-asian="14pt" style:font-weight-asian="normal" style:font-size-complex="14pt" style:font-weight-complex="normal"/>
    </style:style>
    <style:style style:name="T35" style:family="text">
      <style:text-properties style:font-name="Liberation Sans" fo:font-size="14pt" style:text-underline-style="solid" style:text-underline-width="auto" style:text-underline-color="font-color" fo:font-weight="normal" officeooo:rsid="0021ee85" style:font-size-asian="14pt" style:font-weight-asian="normal" style:font-size-complex="14pt" style:font-weight-complex="normal"/>
    </style:style>
    <style:style style:name="T36" style:family="text">
      <style:text-properties style:font-name="Liberation Sans" fo:font-size="14pt" fo:font-style="normal" style:text-underline-style="solid" style:text-underline-width="auto" style:text-underline-color="font-color" fo:font-weight="normal" officeooo:rsid="0021ee85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officeooo:rsid="003dd994"/>
    </style:style>
    <style:style style:name="T38" style:family="text">
      <style:text-properties officeooo:rsid="003fc24a"/>
    </style:style>
    <style:style style:name="T39" style:family="text">
      <style:text-properties officeooo:rsid="004d308e"/>
    </style:style>
    <style:style style:name="T40" style:family="text">
      <style:text-properties officeooo:rsid="004f16f9"/>
    </style:style>
    <style:style style:name="T41" style:family="text">
      <style:text-properties officeooo:rsid="004ff213"/>
    </style:style>
    <style:style style:name="T42" style:family="text">
      <style:text-properties officeooo:rsid="0051b5e8"/>
    </style:style>
    <style:style style:name="T43" style:family="text">
      <style:text-properties officeooo:rsid="00536f27"/>
    </style:style>
    <style:style style:name="T44" style:family="text">
      <style:text-properties officeooo:rsid="0055c470"/>
    </style:style>
    <style:style style:name="T45" style:family="text">
      <style:text-properties officeooo:rsid="00577fda"/>
    </style:style>
    <style:style style:name="T46" style:family="text">
      <style:text-properties officeooo:rsid="00578b8d"/>
    </style:style>
    <style:style style:name="T47" style:family="text">
      <style:text-properties officeooo:rsid="005797df"/>
    </style:style>
    <style:style style:name="T48" style:family="text">
      <style:text-properties officeooo:rsid="005c64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5">Ejercicios de normalización:</text:p>
      <text:p text:style-name="P1"/>
      <text:p text:style-name="P2">1)</text:p>
      <text:p text:style-name="P1"/>
      <text:p text:style-name="P6">R (<text:span text:style-name="T10">Numhabit</text:span>, <text:span text:style-name="T10">codreserva</text:span> , telhabit, descriphabit, ocupada, tiporeserva) <text:span text:style-name="T40">1FN</text:span></text:p>
      <text:p text:style-name="P6"/>
      <text:p text:style-name="P12"><text:span text:style-name="T39">No c</text:span>umple <text:span text:style-name="T39">2FN</text:span> porque Numhabit → <text:span text:style-name="T24">tel</text:span><text:span text:style-name="T1">habit</text:span>, Numhabit → <text:span text:style-name="T25">descriphabit</text:span>,<text:span text:style-name="T24"> </text:span>Numhabit → <text:span text:style-name="T24">ocupada y codReserva</text:span> → <text:span text:style-name="T1">tiporeserva </text:span></text:p>
      <text:p text:style-name="P12"/>
      <text:p text:style-name="P12"/>
      <text:p text:style-name="P22"><text:span text:style-name="T3">R </text:span><text:span text:style-name="T2">(</text:span><text:span text:style-name="T12">Numhabit</text:span><text:span text:style-name="T8">, </text:span><text:span text:style-name="T12">codreserva</text:span><text:span text:style-name="T2">)</text:span></text:p>
      <text:p text:style-name="P23"><text:span text:style-name="T5">1FN </text:span><text:span text:style-name="T6">2FN 3FN</text:span></text:p>
      <text:p text:style-name="P78"/>
      <text:p text:style-name="P7"/>
      <text:p text:style-name="P9"><text:span text:style-name="T43">HABITACION</text:span> (<text:span text:style-name="T11">Numhabit</text:span><text:span text:style-name="T1">, </text:span><text:span text:style-name="T24">tel</text:span>habit, descriphabit, <text:span text:style-name="T20">ocupada</text:span>)</text:p>
      <text:p text:style-name="P10">1FN <text:span text:style-name="T16">2FN 3FN</text:span></text:p>
      <text:p text:style-name="P10"/>
      <text:p text:style-name="P8"/>
      <text:p text:style-name="P21"><text:span text:style-name="T4">RESERVA</text:span><text:span text:style-name="T2"> (</text:span><text:span text:style-name="T12">codreserva</text:span><text:span text:style-name="T8">, </text:span><text:span text:style-name="T7">tiporeserva</text:span><text:span text:style-name="T2">)</text:span></text:p>
      <text:p text:style-name="P23"><text:span text:style-name="T5">1FN </text:span><text:span text:style-name="T6">2FN 3FN</text:span></text:p>
      <text:p text:style-name="P11"/>
      <text:p text:style-name="P8"/>
      <text:p text:style-name="P11"/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<text:span text:style-name="T9">2</text:span><text:span text:style-name="T7">)</text:span></text:p>
      <text:p text:style-name="P4"/>
      <text:p text:style-name="P14">R (<text:span text:style-name="T10">Dnihuesped</text:span>, nombhuesped, apehuesped, dirhuesped, telhuesped, numhabit, preciohabit)</text:p>
      <text:p text:style-name="P16">Un huésped puede haber reservado varias habitaciones.</text:p>
      <text:p text:style-name="P16"/>
      <text:p text:style-name="P15"><text:span text:style-name="T39">No c</text:span>umple <text:span text:style-name="T39">1FN</text:span>: <text:s/><text:span text:style-name="T39">poner numhabit como parte de la clave primaria</text:span></text:p>
      <text:p text:style-name="P15"/>
      <text:p text:style-name="P15"/>
      <text:p text:style-name="P75"><text:span text:style-name="T30">R (</text:span><text:span text:style-name="T35">Dnihuesped</text:span><text:span text:style-name="T30">, nombhuesped, apehuesped, dirhuesped, telhuesped, </text:span><text:span text:style-name="T36">numhabit</text:span><text:span text:style-name="T30">, preciohabit)</text:span></text:p>
      <text:p text:style-name="P80">1FN</text:p>
      <text:p text:style-name="P81"/>
      <text:p text:style-name="P75"><text:span text:style-name="T31">No c</text:span><text:span text:style-name="T30">umple </text:span><text:span text:style-name="T31">2FN porque </text:span><text:span text:style-name="T32">Dnihuesped → </text:span><text:span text:style-name="T31">nombhuesped, </text:span><text:span text:style-name="T32">Dnihuesped → </text:span><text:span text:style-name="T31">apehuesped, </text:span><text:span text:style-name="T32">Dnihuesped → </text:span><text:span text:style-name="T31">dirhuesped, </text:span><text:span text:style-name="T32">Dnihuesped → </text:span><text:span text:style-name="T31">telhuesped</text:span><text:span text:style-name="T32"> </text:span><text:span text:style-name="T31">y numhabit</text:span><text:span text:style-name="T32"> → </text:span><text:span text:style-name="T33">precio</text:span><text:span text:style-name="T32">habit</text:span></text:p>
      <text:p text:style-name="P82"/>
      <text:p text:style-name="P82"/>
      <text:p text:style-name="P77"><text:span text:style-name="T32">R </text:span><text:span text:style-name="T29">(</text:span><text:span text:style-name="T35">Dnihuesped</text:span><text:span text:style-name="T30">, </text:span><text:span text:style-name="T36">numhabit</text:span><text:span text:style-name="T29">)</text:span></text:p>
      <text:p text:style-name="P83">1FN 2FN 3FN</text:p>
      <text:p text:style-name="P84"/>
      <text:p text:style-name="P84"/>
      <text:p text:style-name="P76"><text:span text:style-name="T34">HUESPED</text:span><text:span text:style-name="T30"> (</text:span><text:span text:style-name="T35">Dnihuesped</text:span><text:span text:style-name="T30">, nombhuesped, apehuesped, dirhuesped, telhuesped) </text:span></text:p>
      <text:p text:style-name="P85">1FN 2FN 3FN</text:p>
      <text:p text:style-name="P81"/>
      <text:p text:style-name="P81"/>
      <text:p text:style-name="P75"><text:span text:style-name="T34">HABITACION</text:span><text:span text:style-name="T30"> (</text:span><text:span text:style-name="T36">numhabit</text:span><text:span text:style-name="T30">, preciohabit)</text:span></text:p>
      <text:p text:style-name="P83">1FN 2FN 3FN</text:p>
      <text:p text:style-name="P15"/>
      <text:p text:style-name="P15"/>
      <text:p text:style-name="P13"/>
      <text:p text:style-name="P20"/>
      <text:p text:style-name="P20"/>
      <text:p text:style-name="P14"/>
      <text:p text:style-name="P4"/>
      <text:p text:style-name="P4"/>
      <text:p text:style-name="P26"/>
      <text:p text:style-name="P27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>3)</text:p>
      <text:p text:style-name="P28"/>
      <text:p text:style-name="P29">R (<text:span text:style-name="T10">Codcli</text:span>, nombrecli, apellcli, codpeli, titulopeli, precioalquiler)</text:p>
      <text:p text:style-name="P69">Un cliente puede alquilar más de una película.</text:p>
      <text:p text:style-name="P69">No hay dos películas con el mismo título.</text:p>
      <text:p text:style-name="P69"/>
      <text:p text:style-name="P37"><text:span text:style-name="T39">No c</text:span>umple <text:span text:style-name="T39">1FN</text:span>: <text:s/><text:span text:style-name="T39">poner </text:span><text:span text:style-name="T40">codpeli</text:span><text:span text:style-name="T39"> como parte de la clave primaria</text:span></text:p>
      <text:p text:style-name="P32"/>
      <text:p text:style-name="P32"/>
      <text:p text:style-name="P31">R (<text:span text:style-name="T10">Codcli</text:span>, nombrecli, apellcli, <text:span text:style-name="T10">codpeli</text:span>, titulopeli, precioalquiler)</text:p>
      <text:p text:style-name="P31"><text:span text:style-name="T41">1FN</text:span> </text:p>
      <text:p text:style-name="P30"/>
      <text:p text:style-name="P62">No cumple 2FN porque codcli → nombrecli, <text:s/>porque codcli → apellcli,</text:p>
      <text:p text:style-name="P62">codpeli → titulopeli y codpeli → precioalquiler</text:p>
      <text:p text:style-name="P62"/>
      <text:p text:style-name="P62"/>
      <text:p text:style-name="P31">R (<text:span text:style-name="T10">Codcli</text:span>, <text:span text:style-name="T10">codpeli</text:span>)</text:p>
      <text:p text:style-name="P88">1FN 2FN 3FN </text:p>
      <text:p text:style-name="P30"/>
      <text:p text:style-name="P30"/>
      <text:p text:style-name="P30"><text:span text:style-name="T43">CLIENTE</text:span> (<text:span text:style-name="T10">Codcli</text:span>, nombrecli, apellcli)</text:p>
      <text:p text:style-name="P88">1FN 2FN 3FN</text:p>
      <text:p text:style-name="P30"/>
      <text:p text:style-name="P30"/>
      <text:p text:style-name="P30"><text:span text:style-name="T43">PELICULA</text:span> (<text:span text:style-name="T10">codpeli</text:span>, titulopeli, precioalquiler)</text:p>
      <text:p text:style-name="P88">1FN 2FN 3FN</text:p>
      <text:p text:style-name="P46"/>
      <text:p text:style-name="P46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>4)</text:p>
      <text:p text:style-name="P71"/>
      <text:p text:style-name="P52">R (<text:span text:style-name="T10">Codalum</text:span>, nombrealum, diralum, ciudalum, codasignatura, nombreasignatura, curso, profesor)</text:p>
      <text:p text:style-name="P24">Un alumno puede estar matriculado es más de una asignatura que corresponde a un curso concreto <text:span text:style-name="T22">y </text:span>es impartida por un solo profesor.</text:p>
      <text:p text:style-name="P24"/>
      <text:p text:style-name="P38"><text:span text:style-name="T39">No c</text:span>umple <text:span text:style-name="T39">1FN</text:span>: <text:s/><text:span text:style-name="T39">poner </text:span><text:span text:style-name="T22">codasignatura </text:span><text:span text:style-name="T39">como parte de la clave primaria</text:span></text:p>
      <text:p text:style-name="P38"/>
      <text:p text:style-name="P33"/>
      <text:p text:style-name="P56">R (<text:span text:style-name="T10">Codalum</text:span>, nombrealum, diralum, ciudalum, <text:span text:style-name="T10">codasignatura</text:span>, nombreasignatura, curso, profesor)</text:p>
      <text:p text:style-name="P89">1FN</text:p>
      <text:p text:style-name="P56"/>
      <text:p text:style-name="P63">No cumple 2FN porque codalumn → nombrealum, codalumn → diralum, codalumn → ciudadalum, codasignatura → nombreasig, codasignatura → curso y codasignatura → profesor</text:p>
      <text:p text:style-name="P63"/>
      <text:p text:style-name="P63"/>
      <text:p text:style-name="P56">R (<text:span text:style-name="T10">Codalum</text:span>, <text:span text:style-name="T10">codasignatura </text:span>)</text:p>
      <text:p text:style-name="P89">1FN 2FN 3FN</text:p>
      <text:p text:style-name="P63"/>
      <text:p text:style-name="P63"/>
      <text:p text:style-name="P56"><text:span text:style-name="T43">ALUMNO</text:span> (<text:span text:style-name="T10">Codalum</text:span>, nombrealum, diralum, ciudalum)</text:p>
      <text:p text:style-name="P89">1FN 2FN 3FN</text:p>
      <text:p text:style-name="P56"/>
      <text:p text:style-name="P56"/>
      <text:p text:style-name="P57"><text:span text:style-name="T43">ASIGNATURA</text:span> (<text:span text:style-name="T10">codasignatura</text:span>, nombreasignatura, curso, profesor)</text:p>
      <text:p text:style-name="P90">1FN 2FN 3FN</text:p>
      <text:p text:style-name="P5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72"><text:span text:style-name="T28">5</text:span>)</text:p>
      <text:p text:style-name="P72"/>
      <text:p text:style-name="P17"><text:span text:style-name="T27">R (</text:span><text:span text:style-name="T26">Codalum</text:span><text:span text:style-name="T27">, nombrealum, diralum, ciudadalum, idioma, codprof, nombreprof, nacionalidad, dirprof, </text:span>telefprof) </text:p>
      <text:p text:style-name="P17">Un alumno puede estar estudiando varios idiomas impartidos por un profesor.</text:p>
      <text:p text:style-name="P53">Un profesor puede impartir varios idiomas.</text:p>
      <text:p text:style-name="P53"/>
      <text:p text:style-name="P38"><text:span text:style-name="T39">No c</text:span>umple <text:span text:style-name="T39">1FN</text:span>: <text:s/><text:span text:style-name="T39">poner </text:span><text:span text:style-name="T45">idioma</text:span><text:span text:style-name="T22"> </text:span><text:span text:style-name="T39">como parte de la clave primaria</text:span></text:p>
      <text:p text:style-name="P38"/>
      <text:p text:style-name="P38"/>
      <text:p text:style-name="P38"><text:span text:style-name="T22">R (</text:span><text:span text:style-name="T13">Codalum</text:span><text:span text:style-name="T22">, nombrealum, diralum, ciudadalum, </text:span><text:span text:style-name="T13">idioma</text:span><text:span text:style-name="T22">, </text:span><text:span text:style-name="T19">codprof</text:span><text:span text:style-name="T22">, nombreprof, nacionalidad, dirprof, </text:span>telefprof) </text:p>
      <text:p text:style-name="P89">1FN</text:p>
      <text:p text:style-name="P38"/>
      <text:p text:style-name="P42">No cumple <text:span text:style-name="T41">2FN</text:span>: <text:s text:c="2"/><text:span text:style-name="T21">Cod</text:span><text:span text:style-name="T23">alum</text:span><text:span text:style-name="T18"> → </text:span><text:span text:style-name="T41">nombrealum</text:span><text:span text:style-name="T18">, </text:span><text:span text:style-name="T21">Cod</text:span><text:span text:style-name="T23">alum</text:span><text:span text:style-name="T18"> → </text:span><text:span text:style-name="T41">diralum</text:span><text:span text:style-name="T18">, </text:span><text:span text:style-name="T21">Cod</text:span><text:span text:style-name="T23">alum</text:span><text:span text:style-name="T18"> → </text:span><text:span text:style-name="T41">ciudadalum, </text:span><text:span text:style-name="T45">idioma</text:span><text:span text:style-name="T42">→ nombreprof, <text:s/></text:span><text:span text:style-name="T45">idioma</text:span><text:span text:style-name="T42">→ nacionalidad, <text:s/></text:span><text:span text:style-name="T45">idioma</text:span><text:span text:style-name="T42">→ dirprof y <text:s/></text:span><text:span text:style-name="T45">idioma</text:span><text:span text:style-name="T42">→ telefprof</text:span></text:p>
      <text:p text:style-name="P40"/>
      <text:p text:style-name="P34"/>
      <text:p text:style-name="P39"><text:span text:style-name="T22">R (</text:span><text:span text:style-name="T13">Codalum</text:span><text:span text:style-name="T22">, </text:span><text:span text:style-name="T48">cod</text:span><text:span text:style-name="T14">idioma</text:span>)</text:p>
      <text:p text:style-name="P45"><text:span text:style-name="T41">1FN </text:span><text:span text:style-name="T42">2FN 3FN</text:span></text:p>
      <text:p text:style-name="P39"/>
      <text:p text:style-name="P39"/>
      <text:p text:style-name="P39"><text:span text:style-name="T43">ALUMNO</text:span><text:span text:style-name="T22"> (</text:span><text:span text:style-name="T13">Codalum</text:span><text:span text:style-name="T22">, nombrealum, diralum, ciudadalum</text:span>)</text:p>
      <text:p text:style-name="P45"><text:span text:style-name="T41">1FN </text:span><text:span text:style-name="T42">2FN 3FN</text:span></text:p>
      <text:p text:style-name="P39"/>
      <text:p text:style-name="P39"/>
      <text:p text:style-name="P42"><text:span text:style-name="T45">IDIOMA</text:span><text:span text:style-name="T22"> (</text:span><text:span text:style-name="T48">cod</text:span><text:span text:style-name="T14">idioma</text:span><text:span text:style-name="T45">, </text:span><text:span text:style-name="T19">codprof</text:span><text:span text:style-name="T22">, nombreprof, nacionalidad, dirprof, </text:span>telefprof)</text:p>
      <text:p text:style-name="P42"><text:span text:style-name="T41">1FN </text:span><text:span text:style-name="T42">2FN</text:span></text:p>
      <text:p text:style-name="P42"/>
      <text:p text:style-name="P64">No cumple 3FN: <text:span text:style-name="T46">extraer una tabla para profesor</text:span></text:p>
      <text:p text:style-name="P64"/>
      <text:p text:style-name="P64"/>
      <text:p text:style-name="P45"><text:span text:style-name="T45">IDIOMA</text:span><text:span text:style-name="T22"> (</text:span><text:span text:style-name="T48">cod</text:span><text:span text:style-name="T14">idioma</text:span><text:span text:style-name="T45">, </text:span><text:span text:style-name="T19">codprof</text:span>)</text:p>
      <text:p text:style-name="P45"><text:span text:style-name="T41">1FN </text:span><text:span text:style-name="T42">2FN 3FN</text:span> <text:s/></text:p>
      <text:p text:style-name="P43"/>
      <text:p text:style-name="P43"/>
      <text:p text:style-name="P65">PROFESOR(<text:span text:style-name="T13">codprof,</text:span><text:span text:style-name="T22"> nombreprof, nacionalidad, dirprof, </text:span><text:span text:style-name="T17">telefprof</text:span>)</text:p>
      <text:p text:style-name="P65"><text:span text:style-name="T41">1FN </text:span><text:span text:style-name="T42">2FN 3FN</text:span></text:p>
      <text:p text:style-name="P60"/>
      <text:p text:style-name="P35"/>
      <text:p text:style-name="P35"/>
      <text:p text:style-name="P72"/>
      <text:p text:style-name="P72"><text:soft-page-break/></text:p>
      <text:p text:style-name="P73"><text:span text:style-name="T37">6</text:span>)</text:p>
      <text:p text:style-name="P73"/>
      <text:p text:style-name="P54">R (<text:span text:style-name="T10">Codalum</text:span>, nombrealum, telefalum, codasig, nombreasig, horasig, faltasasig, notamedasig)</text:p>
      <text:p text:style-name="P16">Un alumno puede estar cursando varias asignaturas.</text:p>
      <text:p text:style-name="P54">Suponemos que no hay asignaturas con el mismo nombre</text:p>
      <text:p text:style-name="P54"/>
      <text:p text:style-name="P41"><text:span text:style-name="T39">No c</text:span>umple <text:span text:style-name="T39">1FN</text:span>: <text:s/><text:span text:style-name="T39">poner </text:span><text:span text:style-name="T22">codasig </text:span><text:span text:style-name="T39">como parte de la clave primaria</text:span></text:p>
      <text:p text:style-name="P41"/>
      <text:p text:style-name="P41"/>
      <text:p text:style-name="P57">R (<text:span text:style-name="T10">Codalum</text:span>, nombrealum, telefalum, <text:span text:style-name="T10">codasig</text:span>, nombreasig, horasig, faltasasig, notamedasig)</text:p>
      <text:p text:style-name="P91">1FN</text:p>
      <text:p text:style-name="P36"/>
      <text:p text:style-name="P43">No se cumple <text:span text:style-name="T44">2FN porque </text:span><text:span text:style-name="T21">Cod</text:span><text:span text:style-name="T23">alum</text:span><text:span text:style-name="T18"> → </text:span><text:span text:style-name="T44">nombrealum, </text:span><text:span text:style-name="T21">Cod</text:span><text:span text:style-name="T23">alum</text:span><text:span text:style-name="T18"> → </text:span><text:span text:style-name="T46">telef</text:span><text:span text:style-name="T44">alum, </text:span><text:span text:style-name="T46">codasig → nombreasig, codasig → horasig</text:span></text:p>
      <text:p text:style-name="P43"/>
      <text:p text:style-name="P43"/>
      <text:p text:style-name="P58">R (<text:span text:style-name="T10">Codalum</text:span>, <text:span text:style-name="T10">codasig</text:span>, faltasasig, notamedasig)</text:p>
      <text:p text:style-name="P59"><text:span text:style-name="T44">1FN </text:span><text:span text:style-name="T46">2FN 3FN</text:span></text:p>
      <text:p text:style-name="P58"/>
      <text:p text:style-name="P58"/>
      <text:p text:style-name="P65">ALUMNO (<text:span text:style-name="T13">Codalum</text:span><text:span text:style-name="T22">, nombrealum, telefalum</text:span>)</text:p>
      <text:p text:style-name="P66"><text:span text:style-name="T44">1FN </text:span>2FN 3FN</text:p>
      <text:p text:style-name="P65"/>
      <text:p text:style-name="P65"/>
      <text:p text:style-name="P65">ASIGNATURA (<text:span text:style-name="T13">codasig</text:span><text:span text:style-name="T22">, nombreasig, horasig</text:span>)<text:span text:style-name="T22"> </text:span></text:p>
      <text:p text:style-name="P66"><text:span text:style-name="T44">1FN </text:span>2FN 3FN</text:p>
      <text:p text:style-name="P54"/>
      <text:p text:style-name="P36"/>
      <text:p text:style-name="P48"/>
      <text:p text:style-name="P48"/>
      <text:p text:style-name="P48"/>
      <text:p text:style-name="P61"/>
      <text:p text:style-name="P61"/>
      <text:p text:style-name="P61"/>
      <text:p text:style-name="P61"/>
      <text:p text:style-name="P49"/>
      <text:p text:style-name="P49"/>
      <text:p text:style-name="P49"/>
      <text:p text:style-name="P49"/>
      <text:p text:style-name="P49"/>
      <text:p text:style-name="P74"/>
      <text:p text:style-name="P74"/>
      <text:p text:style-name="P74"><text:soft-page-break/></text:p>
      <text:p text:style-name="P74"><text:span text:style-name="T38">7</text:span>)</text:p>
      <text:p text:style-name="P74"/>
      <text:p text:style-name="P18"><text:span text:style-name="T27">R (</text:span><text:span text:style-name="T26">Codsocio</text:span><text:span text:style-name="T27">, nombresocio, dirsocio, telefsocio, ciudadsocio, codrevista, nombrerevista, fechasuscrip, </text:span>pagospend)</text:p>
      <text:p text:style-name="P55">Un socio puede estar suscrito a más de una revista.</text:p>
      <text:p text:style-name="P55"/>
      <text:p text:style-name="P43"><text:span text:style-name="T39">No c</text:span>umple <text:span text:style-name="T39">1FN</text:span>: <text:s/><text:span text:style-name="T39">poner </text:span><text:span text:style-name="T22">cod</text:span><text:span text:style-name="T46">revista</text:span><text:span text:style-name="T22"> </text:span><text:span text:style-name="T39">como parte de la clave primaria</text:span></text:p>
      <text:p text:style-name="P43"/>
      <text:p text:style-name="P43"/>
      <text:p text:style-name="P19"><text:span text:style-name="T27">R (</text:span><text:span text:style-name="T26">Codsocio</text:span><text:span text:style-name="T27">, nombresocio, dirsocio, telefsocio, ciudadsocio, </text:span><text:span text:style-name="T26">codrevista</text:span><text:span text:style-name="T27">, nombrerevista, fechasuscrip, </text:span>pagospend)</text:p>
      <text:p text:style-name="P86">1FN</text:p>
      <text:p text:style-name="P19"/>
      <text:p text:style-name="P44">No cumple <text:span text:style-name="T44">2FN porque </text:span><text:span text:style-name="T21">Cod</text:span><text:span text:style-name="T46">socio</text:span><text:span text:style-name="T18"> → </text:span><text:span text:style-name="T44">nombre</text:span><text:span text:style-name="T46">socio</text:span><text:span text:style-name="T44">, <text:s/></text:span><text:span text:style-name="T21">Cod</text:span><text:span text:style-name="T46">socio</text:span><text:span text:style-name="T18"> → </text:span><text:span text:style-name="T46">dirsocio, </text:span><text:span text:style-name="T21">Cod</text:span><text:span text:style-name="T46">socio</text:span><text:span text:style-name="T18"> → </text:span><text:span text:style-name="T46">telefsocio, codrevista → <text:s/></text:span><text:span text:style-name="T22">nombrerevista</text:span></text:p>
      <text:p text:style-name="P44"/>
      <text:p text:style-name="P44"/>
      <text:p text:style-name="P44"><text:span text:style-name="T22">R (</text:span><text:span text:style-name="T13">Codsocio</text:span><text:span text:style-name="T22">, </text:span><text:span text:style-name="T13">codrevista</text:span><text:span text:style-name="T22">, </text:span><text:span text:style-name="T47">f</text:span><text:span text:style-name="T22">echasuscrip, </text:span>pagospend)</text:p>
      <text:p text:style-name="P45"><text:span text:style-name="T46">1FN </text:span><text:span text:style-name="T47">2FN 3FN</text:span></text:p>
      <text:p text:style-name="P44"/>
      <text:p text:style-name="P67"/>
      <text:p text:style-name="P67">SOCIO(<text:span text:style-name="T13">Codsocio</text:span><text:span text:style-name="T22">, nombresocio, dirsocio, telefsocio, ciudadsocio</text:span>)</text:p>
      <text:p text:style-name="P44"><text:s/><text:span text:style-name="T46">1FN </text:span><text:span text:style-name="T47">2FN 3FN</text:span></text:p>
      <text:p text:style-name="P44"/>
      <text:p text:style-name="P44"/>
      <text:p text:style-name="P67">REVISTA(<text:span text:style-name="T13">codrevista</text:span><text:span text:style-name="T22">, nombrerevista</text:span>)</text:p>
      <text:p text:style-name="P68"><text:span text:style-name="T46">1FN </text:span>2FN 3FN</text:p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4T17:06:24.806000000</dc:date>
    <meta:editing-duration>PT2H56M37S</meta:editing-duration>
    <meta:editing-cycles>30</meta:editing-cycles>
    <meta:generator>LibreOffice/7.2.5.2$Windows_X86_64 LibreOffice_project/499f9727c189e6ef3471021d6132d4c694f357e5</meta:generator>
    <meta:document-statistic meta:table-count="0" meta:image-count="0" meta:object-count="0" meta:page-count="7" meta:paragraph-count="97" meta:word-count="592" meta:character-count="4361" meta:non-whitespace-character-count="3842"/>
  </office:meta>
</office:document-meta>
</file>